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2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8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7" draw:text-style-name="P5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1.03cm" svg:y="19.258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7" draw:text-style-name="P5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1.207cm" svg:height="0.79cm" svg:x="49.2cm" svg:y="10.35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2cm" svg:y="9.897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34cm" svg:y="17.067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cm" svg:y="17.358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4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cm" svg:y="18.958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2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9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5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52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5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1.3cm" svg:y="23.15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4.176cm" svg:y1="23.938cm" svg:x2="24.185cm" svg:y2="23.101cm">
          <text:p/>
        </draw:line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876cm" svg:y1="23.644cm" svg:x2="23.876cm" svg:y2="23.1cm">
          <text:p/>
        </draw:line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5.1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7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9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776cm" svg:y1="25.848cm" svg:x2="37.785cm" svg:y2="25.011cm">
          <text:p/>
        </draw:line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476cm" svg:y1="25.554cm" svg:x2="37.476cm" svg:y2="25.01cm">
          <text:p/>
        </draw:line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7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2.918cm" svg:height="0.79cm" svg:x="38.882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40.2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838cm" svg:y1="23.197cm" svg:x2="39.832cm" svg:y2="23.741cm">
          <text:p/>
        </draw:line>
        <draw:g>
          <draw:path draw:style-name="gr1" draw:text-style-name="P1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8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463cm" svg:y1="22.904cm" svg:x2="39.457cm" svg:y2="23.741cm">
          <text:p/>
        </draw:line>
        <draw:line draw:style-name="gr4" draw:text-style-name="P2" draw:layer="layout" svg:x1="40.256cm" svg:y1="23.472cm" svg:x2="40.256cm" svg:y2="23.74cm">
          <text:p/>
        </draw:line>
        <draw:g>
          <draw:path draw:style-name="gr1" draw:text-style-name="P1" draw:layer="layout" svg:width="0.15cm" svg:height="0.15cm" svg:x="41.4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8.682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558cm" svg:y1="25.848cm" svg:x2="41.567cm" svg:y2="25.011cm">
          <text:p/>
        </draw:line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258cm" svg:y1="25.554cm" svg:x2="41.258cm" svg:y2="25.01cm">
          <text:p/>
        </draw:line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1.48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21052292384cm 22.55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66.27cm" svg:y1="32.075cm" svg:x2="65.678cm" svg:y2="32.075cm">
          <text:p/>
        </draw:line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1.828cm" svg:y1="20.6cm" svg:x2="21.821cm" svg:y2="21.829cm">
          <text:p/>
        </draw:line>
        <draw:frame draw:style-name="gr9" draw:text-style-name="P4" draw:layer="layout" svg:width="1.395cm" svg:height="0.79cm" svg:x="21.8cm" svg:y="20.0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5.428cm" svg:y1="22.2cm" svg:x2="35.428cm" svg:y2="23.74cm">
          <text:p/>
        </draw:line>
        <draw:frame draw:style-name="gr9" draw:text-style-name="P4" draw:layer="layout" svg:width="1.395cm" svg:height="0.79cm" svg:x="35.505cm" svg:y="21.7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9.148cm" svg:y="22.01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9.148cm" svg:y="22.01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9.223cm" svg:y1="22.16cm" svg:x2="39.223cm" svg:y2="23.7cm">
          <text:p/>
        </draw:line>
        <draw:frame draw:style-name="gr9" draw:text-style-name="P4" draw:layer="layout" svg:width="1.395cm" svg:height="0.79cm" svg:x="39.3cm" svg:y="21.6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3.328cm" svg:y1="20.1cm" svg:x2="43.328cm" svg:y2="20.3cm">
          <text:p/>
        </draw:line>
        <draw:frame draw:style-name="gr9" draw:text-style-name="P4" draw:layer="layout" svg:width="1.395cm" svg:height="0.79cm" svg:x="43.405cm" svg:y="19.5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cm" svg:height="0.15cm" svg:x="71.6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6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755cm" svg:y1="21.331cm" svg:x2="71.761cm" svg:y2="20.471cm">
          <text:p/>
        </draw:line>
        <draw:g>
          <draw:path draw:style-name="gr1" draw:text-style-name="P1" draw:layer="layout" svg:width="0.15cm" svg:height="0.15cm" svg:x="71.375cm" svg:y="21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1.375cm" svg:y="21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1.45cm" svg:y1="20.999cm" svg:x2="71.45cm" svg:y2="20.471cm">
          <text:p/>
        </draw:line>
        <draw:line draw:style-name="gr4" draw:text-style-name="P2" draw:layer="layout" svg:x1="69.463cm" svg:y1="20.239cm" svg:x2="70.084cm" svg:y2="20.239cm">
          <text:p/>
        </draw:line>
        <draw:g>
          <draw:path draw:style-name="gr1" draw:text-style-name="P1" draw:layer="layout" svg:width="0.15cm" svg:height="0.15cm" svg:x="70.909cm" svg:y="21.25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0.909cm" svg:y="21.25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0.984cm" svg:y1="21.254cm" svg:x2="70.99cm" svg:y2="20.394cm">
          <text:p/>
        </draw:line>
        <draw:g>
          <draw:path draw:style-name="gr1" draw:text-style-name="P1" draw:layer="layout" svg:width="0.15cm" svg:height="0.15cm" svg:x="70.604cm" svg:y="20.92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0.604cm" svg:y="20.92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0.679cm" svg:y1="20.922cm" svg:x2="70.679cm" svg:y2="20.394cm">
          <text:p/>
        </draw:line>
        <draw:g>
          <draw:path draw:style-name="gr1" draw:text-style-name="P1" draw:layer="layout" svg:width="0.15cm" svg:height="0.15cm" svg:x="70.304cm" svg:y="20.57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0.304cm" svg:y="20.57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0.379cm" svg:y1="20.574cm" svg:x2="70.379cm" svg:y2="20.392cm">
          <text:p/>
        </draw:line>
        <draw:frame draw:style-name="gr9" draw:text-style-name="P4" draw:layer="layout" svg:width="1.395cm" svg:height="0.79cm" svg:x="69.054cm" svg:y="20.24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  <draw:line draw:style-name="gr4" draw:text-style-name="P2" draw:layer="layout" svg:x1="43.038cm" svg:y1="22.141cm" svg:x2="43.035cm" svg:y2="21.572cm">
          <text:p/>
        </draw:line>
        <draw:g>
          <draw:path draw:style-name="gr7" draw:text-style-name="P5" draw:layer="layout" svg:width="0.15cm" svg:height="0.15cm" svg:x="42.963cm" svg:y="22.1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2.963cm" svg:y="22.1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37cm" svg:height="0.79cm" svg:x="41.5cm" svg:y="21.852cm">
          <draw:text-box>
            <text:p text:style-name="P3"><text:span text:style-name="T3">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9T19:37:41.966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2.1$Windows_X86_64 LibreOffice_project/f7f06a8f319e4b62f9bc5095aa112a65d2f3ac89</meta:generator>
    <meta:editing-duration>PT48M56S</meta:editing-duration>
    <meta:editing-cycles>10</meta:editing-cycles>
    <meta:document-statistic meta:object-count="1075"/>
    <meta:user-defined meta:name="category"/>
    <meta:user-defined meta:name="company"/>
  </office:meta>
</office:document-meta>
</file>